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F82D8F406A5E61F.png" manifest:media-type="image/png"/>
  <manifest:file-entry manifest:full-path="Pictures/1000000000000556000003005863F6360D2FF4C3.png" manifest:media-type="image/png"/>
  <manifest:file-entry manifest:full-path="Pictures/100000000000055600000300FE58A35DC43DE4C2.png" manifest:media-type="image/png"/>
  <manifest:file-entry manifest:full-path="Pictures/1000000000000556000003003852A2C2DC0178A6.png" manifest:media-type="image/png"/>
  <manifest:file-entry manifest:full-path="Pictures/1000000000000556000003009B699D8CB40DEAB6.png" manifest:media-type="image/png"/>
  <manifest:file-entry manifest:full-path="Pictures/1000000000000556000003007DBBCB70FCBF6D0C.png" manifest:media-type="image/png"/>
  <manifest:file-entry manifest:full-path="Pictures/1000000000000556000003002CAEF41C7E37C146.png" manifest:media-type="image/png"/>
  <manifest:file-entry manifest:full-path="Pictures/1000000000000556000003001A2A37A0317F15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cm" svg:y="-0.979cm" svg:width="15.09cm" svg:height="8.484cm" draw:z-index="0"><draw:image xlink:href="Pictures/1000000000000556000003009B699D8CB40DEAB6.png" xlink:type="simple" xlink:show="embed" xlink:actuate="onLoad"/></draw:frame></text:p>
      <text:p text:style-name="Standard"><draw:frame draw:style-name="fr1" draw:name="Image2" text:anchor-type="paragraph" svg:x="0.016cm" svg:y="0.064cm" svg:width="15.169cm" svg:height="8.528cm" draw:z-index="1"><draw:image xlink:href="Pictures/1000000000000556000003007DBBCB70FCBF6D0C.png" xlink:type="simple" xlink:show="embed" xlink:actuate="onLoad"/></draw:frame></text:p>
      <text:p text:style-name="Standard"><draw:frame draw:style-name="fr1" draw:name="Image3" text:anchor-type="paragraph" svg:x="0.042cm" svg:y="0.064cm" svg:width="15.169cm" svg:height="8.528cm" draw:z-index="2"><draw:image xlink:href="Pictures/1000000000000556000003002CAEF41C7E37C146.png" xlink:type="simple" xlink:show="embed" xlink:actuate="onLoad"/></draw:frame></text:p>
      <text:p text:style-name="Standard"><draw:frame draw:style-name="fr1" draw:name="Image4" text:anchor-type="paragraph" svg:x="0.069cm" svg:y="-0.492cm" svg:width="15.259cm" svg:height="8.578cm" draw:z-index="3"><draw:image xlink:href="Pictures/1000000000000556000003001A2A37A0317F1535.png" xlink:type="simple" xlink:show="embed" xlink:actuate="onLoad"/></draw:frame><draw:frame draw:style-name="fr1" draw:name="Image5" text:anchor-type="paragraph" svg:x="0cm" svg:y="8.319cm" svg:width="15.376cm" svg:height="8.643cm" draw:z-index="4"><draw:image xlink:href="Pictures/1000000000000556000003003852A2C2DC0178A6.png" xlink:type="simple" xlink:show="embed" xlink:actuate="onLoad"/></draw:frame><draw:frame draw:style-name="fr1" draw:name="Image6" text:anchor-type="paragraph" svg:x="0.025cm" svg:y="17.29cm" svg:width="15.356cm" svg:height="8.632cm" draw:z-index="5"><draw:image xlink:href="Pictures/100000000000055600000300FE58A35DC43DE4C2.png" xlink:type="simple" xlink:show="embed" xlink:actuate="onLoad"/></draw:frame><text:soft-page-break/></text:p>
      <text:p text:style-name="Standard"/>
      <text:p text:style-name="Standard"><draw:frame draw:style-name="fr1" draw:name="Image7" text:anchor-type="paragraph" svg:x="-0.064cm" svg:y="0cm" svg:width="15.702cm" svg:height="8.827cm" draw:z-index="6"><draw:image xlink:href="Pictures/1000000000000556000003005863F6360D2FF4C3.png" xlink:type="simple" xlink:show="embed" xlink:actuate="onLoad"/></draw:frame><text:soft-page-break/></text:p>
      <text:p text:style-name="Standard"><draw:frame draw:style-name="fr1" draw:name="Image8" text:anchor-type="paragraph" svg:x="0.004cm" svg:y="0cm" svg:width="15.669cm" svg:height="8.809cm" draw:z-index="7"><draw:image xlink:href="Pictures/1000000000000556000003009F82D8F406A5E61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4:39:59.228819169</meta:creation-date>
    <dc:date>2018-03-30T14:45:42.429761950</dc:date>
    <meta:editing-duration>PT5M46S</meta:editing-duration>
    <meta:editing-cycles>1</meta:editing-cycles>
    <meta:document-statistic meta:table-count="0" meta:image-count="8" meta:object-count="0" meta:page-count="4" meta:paragraph-count="0" meta:word-count="0" meta:character-count="0" meta:non-whitespace-character-count="0"/>
    <meta:generator>LibreOffice/5.1.6.2$Linux_X86_64 LibreOffice_project/10m0$Build-2</meta:generator>
  </office:meta>
</office:document-meta>
</file>